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9111"/>
    </style:style>
    <style:style style:name="P2" style:family="paragraph" style:parent-style-name="Standard">
      <style:text-properties officeooo:rsid="00199111" officeooo:paragraph-rsid="00199111"/>
    </style:style>
    <style:style style:name="P3" style:family="paragraph" style:parent-style-name="Standard">
      <style:text-properties fo:font-weight="bold" officeooo:paragraph-rsid="00199111" style:font-weight-asian="bold" style:font-weight-complex="bold"/>
    </style:style>
    <style:style style:name="P4" style:family="paragraph" style:parent-style-name="Standard">
      <style:text-properties fo:font-weight="bold" officeooo:paragraph-rsid="001b0549" style:font-weight-asian="bold" style:font-weight-complex="bold"/>
    </style:style>
    <style:style style:name="P5" style:family="paragraph" style:parent-style-name="Standard">
      <style:text-properties fo:font-weight="bold" officeooo:paragraph-rsid="001be808" style:font-weight-asian="bold" style:font-weight-complex="bold"/>
    </style:style>
    <style:style style:name="P6" style:family="paragraph" style:parent-style-name="Standard">
      <style:text-properties fo:font-weight="bold" officeooo:paragraph-rsid="001f4ad2" style:font-weight-asian="bold" style:font-weight-complex="bold"/>
    </style:style>
    <style:style style:name="P7" style:family="paragraph" style:parent-style-name="Standard">
      <style:text-properties officeooo:paragraph-rsid="001b0549"/>
    </style:style>
    <style:style style:name="P8" style:family="paragraph" style:parent-style-name="Standard">
      <style:text-properties officeooo:rsid="001b0549" officeooo:paragraph-rsid="001b0549"/>
    </style:style>
    <style:style style:name="P9" style:family="paragraph" style:parent-style-name="Standard">
      <style:text-properties officeooo:paragraph-rsid="001be808"/>
    </style:style>
    <style:style style:name="P10" style:family="paragraph" style:parent-style-name="Standard">
      <style:text-properties officeooo:rsid="001be808" officeooo:paragraph-rsid="001be808"/>
    </style:style>
    <style:style style:name="P11" style:family="paragraph" style:parent-style-name="Standard">
      <style:text-properties officeooo:paragraph-rsid="001f4ad2"/>
    </style:style>
    <style:style style:name="P12" style:family="paragraph" style:parent-style-name="Standard">
      <style:text-properties officeooo:rsid="001f4ad2" officeooo:paragraph-rsid="001f4a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4b3b"/>
    </style:style>
    <style:style style:name="T3" style:family="text">
      <style:text-properties officeooo:rsid="001f4ad2"/>
    </style:style>
    <style:style style:name="T4" style:family="text">
      <style:text-properties fo:color="#3465a4" loext:opacity="100%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ou had my heart</text:p>
      <text:p text:style-name="P2">Você teve meu coração</text:p>
      <text:p text:style-name="P1"><text:line-break/><text:span text:style-name="T1">We'll never be worlds apart</text:span></text:p>
      <text:p text:style-name="P2">Nunca estaremos em mundos separados</text:p>
      <text:p text:style-name="P1"><text:line-break/><text:span text:style-name="T1">Maybe in magazines, but you'll still be my star</text:span></text:p>
      <text:p text:style-name="P2">Talvez in revistas, mas você ainda será minha estrela</text:p>
      <text:p text:style-name="P1"><text:line-break/><text:span text:style-name="T1">Baby cause in the dark, you can't see shiny cars</text:span></text:p>
      <text:p text:style-name="P2">Querida(o) porque na escuridão, não se consegue o brilho dos carros</text:p>
      <text:p text:style-name="P1"><text:line-break/><text:span text:style-name="T1">And that's when you need me there</text:span></text:p>
      <text:p text:style-name="P2">E é quando você precisa que eu esteja lá.</text:p>
      <text:p text:style-name="P1"><text:line-break/><text:span text:style-name="T1">With you I'll always share</text:span></text:p>
      <text:p text:style-name="P2">Com você sempre compatilharei</text:p>
      <text:p text:style-name="P1"><text:line-break/><text:span text:style-name="T1">Because</text:span></text:p>
      <text:p text:style-name="P2">Porque...</text:p>
      <text:p text:style-name="P1"/>
      <text:p text:style-name="P1"/>
      <text:p text:style-name="P4">When the <text:span text:style-name="T5">sunshine</text:span>, we shine together</text:p>
      <text:p text:style-name="P8">Quando o sol brilha, brilhamos juntos</text:p>
      <text:p text:style-name="P7"><text:line-break/><text:span text:style-name="T1">Told you I'll be here forever</text:span></text:p>
      <text:p text:style-name="P8">Eu te disse estarei aqui para sempre</text:p>
      <text:p text:style-name="P7"><text:line-break/><text:span text:style-name="T1">Said I'll always be your friend</text:span></text:p>
      <text:p text:style-name="P8">Falei que sempre serei sua amiga(o)</text:p>
      <text:p text:style-name="P7"><text:line-break/><text:span text:style-name="T6">Took an oath I'm stick it out 'till the end</text:span></text:p>
      <text:p text:style-name="P8">Fiz um juramento, vou aguentar até o fim</text:p>
      <text:p text:style-name="P7"><text:line-break/><text:span text:style-name="T1">Now that it's raining more than ever</text:span></text:p>
      <text:p text:style-name="P8">Agora está chovendo mais do que nunca</text:p>
      <text:p text:style-name="P7"><text:line-break/><text:span text:style-name="T1">Know that we'll still have each other</text:span></text:p>
      <text:p text:style-name="P8">Saiba que nós que nós temos um ao outro</text:p>
      <text:p text:style-name="P7"><text:line-break/><text:span text:style-name="T1">You can stand under my umbrella</text:span></text:p>
      <text:p text:style-name="P8">Você pode ficar embaixo do meu guarda chuva</text:p>
      <text:p text:style-name="P7"><text:line-break/><text:span text:style-name="T1">You can stand under my umbrella</text:span></text:p>
      <text:p text:style-name="P8">Você pode ficar embaixo do meu guarda chuva</text:p>
      <text:p text:style-name="P7"><text:line-break/>(Ella ella eh eh eh)<text:line-break/></text:p>
      <text:p text:style-name="P7">Under my umbrella<text:line-break/></text:p>
      <text:p text:style-name="P7">(Ella ella eh eh eh)<text:line-break/></text:p>
      <text:p text:style-name="P7"><text:soft-page-break/>Under my umbrella<text:line-break/></text:p>
      <text:p text:style-name="P7">(Ella ella eh eh eh)<text:line-break/></text:p>
      <text:p text:style-name="P7">Under my umbrella<text:line-break/></text:p>
      <text:p text:style-name="P7">(Ella ella eh eh eh eh eh eh eh eh)</text:p>
      <text:p text:style-name="Standard"/>
      <text:p text:style-name="Standard"/>
      <text:p text:style-name="Standard"/>
      <text:p text:style-name="P5">These <text:span text:style-name="T5">fancy</text:span> things</text:p>
      <text:p text:style-name="P10">Essas coisas chiques</text:p>
      <text:p text:style-name="P9"><text:line-break/><text:span text:style-name="T1">Will never come in between</text:span></text:p>
      <text:p text:style-name="P10">Nunca ficarão no meio</text:p>
      <text:p text:style-name="P9"><text:line-break/><text:span text:style-name="T1">Your apart of my </text:span><text:span text:style-name="T6">entity</text:span><text:span text:style-name="T1">,</text:span></text:p>
      <text:p text:style-name="P10">Você faz parte da minha entidade,</text:p>
      <text:p text:style-name="P9"><text:line-break/><text:span text:style-name="T1">Here for infinity</text:span></text:p>
      <text:p text:style-name="P10">Aqui para o infinito</text:p>
      <text:p text:style-name="P9"><text:line-break/><text:span text:style-name="T6">When the war has dealt it's part</text:span></text:p>
      <text:p text:style-name="P10">Quando a guerra termina, faz parte</text:p>
      <text:p text:style-name="P9"><text:line-break/><text:span text:style-name="T6">When the world has dealt it's cards</text:span></text:p>
      <text:p text:style-name="P10">Quando o mundo <text:span text:style-name="T2">tiver distribuído suas cartas</text:span></text:p>
      <text:p text:style-name="P9"><text:line-break/><text:span text:style-name="T1">If the hand is hard, together we'll </text:span><text:span text:style-name="T6">measure</text:span><text:span text:style-name="T1"> heart</text:span></text:p>
      <text:p text:style-name="P10"><text:span text:style-name="T2">Se a mão estiver dura</text:span>, juntos <text:span text:style-name="T2">mediremos o coração</text:span></text:p>
      <text:p text:style-name="P9"><text:line-break/><text:span text:style-name="T1">Because</text:span></text:p>
      <text:p text:style-name="P10">porque</text:p>
      <text:p text:style-name="Standard"/>
      <text:p text:style-name="Standard"/>
      <text:p text:style-name="Standard">When the sunshine, we shine together<text:line-break/>Told you I'll be here forever<text:line-break/>Said I'll always be your friend<text:line-break/>Took an oath I'm stick it out 'till the end<text:line-break/>Now that it's raining more than ever<text:line-break/>Know that we'll still have each other<text:line-break/>You can stand under my umbrella<text:line-break/>You can stand under my umbrella<text:line-break/>(Ella ella eh eh eh)<text:line-break/>Under my umbrella<text:line-break/>(Ella ella eh eh eh)<text:line-break/>Under my umbrella<text:line-break/>(Ella ella eh eh eh)<text:line-break/>Under my umbrella<text:line-break/>(Ella ella eh eh eh eh eh eh eh é)</text:p>
      <text:p text:style-name="Standard"/>
      <text:p text:style-name="Standard"/>
      <text:p text:style-name="P6"><text:soft-page-break/>You can run into my arms</text:p>
      <text:p text:style-name="P12">Você pode correr para meus braços</text:p>
      <text:p text:style-name="P11"><text:line-break/><text:span text:style-name="T1">It's OK, don't be alarmed</text:span></text:p>
      <text:p text:style-name="P11"><text:span text:style-name="T3">Está tudo bem, não se assuste</text:span><text:line-break/></text:p>
      <text:p text:style-name="P6">Commit to me</text:p>
      <text:p text:style-name="P12">Comprometa-se comigo</text:p>
      <text:p text:style-name="P11"><text:line-break/><text:span text:style-name="T1">(There's no distance in between our love)</text:span></text:p>
      <text:p text:style-name="P11"><text:span text:style-name="T3">(Não há distância entre nosso amor)</text:span></text:p>
      <text:p text:style-name="P11"/>
      <text:p text:style-name="P6">So, go and let the rain pour</text:p>
      <text:p text:style-name="P11"><text:span text:style-name="T3">Então, vá e deixa a chuva cair</text:span></text:p>
      <text:p text:style-name="P11"><text:line-break/><text:span text:style-name="T1">I'll be all you need and more</text:span></text:p>
      <text:p text:style-name="P11"><text:span text:style-name="T3">Eu serei tudo que você precisa e muito mais</text:span><text:line-break/></text:p>
      <text:p text:style-name="P6">Because</text:p>
      <text:p text:style-name="P12">porque….</text:p>
      <text:p text:style-name="P11"/>
      <text:p text:style-name="Standard">When the sunshine, we shine together<text:line-break/>Told you I'll be here forever<text:line-break/>Said I'll always be your friend<text:line-break/>Took an oath I'm stick it out 'till the end<text:line-break/>Now that it's raining more than ever<text:line-break/>Know that we'll still have each other<text:line-break/>You can stand under my umbrella<text:line-break/>You can stand under my umbrella<text:line-break/>(Ella ella eh eh eh)<text:line-break/>Under my umbrella<text:line-break/>(Ella ella eh eh eh)<text:line-break/>Under my umbrella<text:line-break/>(Ella ella eh eh eh)<text:line-break/>Under my umbrella<text:line-break/>(Ella ella eh eh eh eh eh eh eh eh)</text:p>
      <text:p text:style-name="Standard">It's raining, raining, raining,<text:line-break/>Oh baby it's raining (raining)<text:line-break/>Baby come in to me, Come in to me<text:line-break/>It's raining, raining, raining<text:line-break/>Oh baby it's raining (raining)<text:line-break/>You can always come in to me,<text:line-break/>Come back To me</text:p>
      <text:p text:style-name="Standard">Under my umbrella<text:line-break/>(Ella ella eh eh eh)<text:line-break/>Under my umbrella<text:line-break/>(Ella ella eh eh eh)<text:line-break/>Under my umbrella<text:line-break/>(Ella ella eh eh eh)<text:line-break/>Under my umbrella<text:line-break/>(Ella ella eh eh eh)<text:line-break/>Under my umbrella<text:line-break/><text:soft-page-break/>(Ella ella eh eh eh)<text:line-break/>Under my umbrella<text:line-break/>(Ella ella eh eh eh eh eh eh eh eh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08:55:45.152619421</meta:creation-date>
    <dc:date>2024-05-19T09:44:44.729600504</dc:date>
    <meta:editing-duration>PT16M5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71" meta:word-count="651" meta:character-count="3339" meta:non-whitespace-character-count="2727"/>
  </office:meta>
</office:document-meta>
</file>